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1bc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1bc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1bc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1bc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1bc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1bc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1bc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1bc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1bc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1bc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1bc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1bc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1bc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1bc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1bc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1bc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1bc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ia Fernanda Valdiviezo Fari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776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Jose Valdiviez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3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3.0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3" meta:non-whitespace-character-count="997"/>
    <meta:template xlink:type="simple" xlink:actuate="onRequest" xlink:title="Normal" xlink:href=""/>
  </office:meta>
</office:document-meta>
</file>